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573e" officeooo:paragraph-rsid="000d573e" style:font-weight-asian="bold" style:font-weight-complex="bold"/>
    </style:style>
    <style:style style:name="P2" style:family="paragraph" style:parent-style-name="Standard">
      <style:text-properties fo:font-weight="bold" officeooo:rsid="0010b990" officeooo:paragraph-rsid="0010b990" style:font-weight-asian="bold" style:font-weight-complex="bold"/>
    </style:style>
    <style:style style:name="P3" style:family="paragraph" style:parent-style-name="Standard">
      <style:text-properties fo:font-style="normal" fo:font-weight="bold" officeooo:rsid="000d573e" officeooo:paragraph-rsid="000d573e" style:font-style-asian="normal" style:font-weight-asian="bold" style:font-style-complex="normal" style:font-weight-complex="bold"/>
    </style:style>
    <style:style style:name="P4" style:family="paragraph" style:parent-style-name="Standard">
      <style:text-properties fo:font-style="normal" fo:font-weight="bold" officeooo:rsid="000eda8e" officeooo:paragraph-rsid="000eda8e" style:font-style-asian="normal" style:font-weight-asian="bold" style:font-style-complex="normal" style:font-weight-complex="bold"/>
    </style:style>
    <style:style style:name="P5" style:family="paragraph" style:parent-style-name="Standard">
      <style:text-properties fo:font-style="normal" fo:font-weight="bold" officeooo:rsid="0015a9ee" officeooo:paragraph-rsid="0015a9ee" style:font-style-asian="normal" style:font-weight-asian="bold" style:font-style-complex="normal" style:font-weight-complex="bold"/>
    </style:style>
    <style:style style:name="P6" style:family="paragraph" style:parent-style-name="Standard">
      <style:text-properties fo:font-style="normal" fo:font-weight="bold" officeooo:rsid="00187e90" officeooo:paragraph-rsid="00187e90" style:font-style-asian="normal" style:font-weight-asian="bold" style:font-style-complex="normal" style:font-weight-complex="bold"/>
    </style:style>
    <style:style style:name="P7" style:family="paragraph" style:parent-style-name="Standard">
      <style:text-properties fo:font-style="normal" fo:font-weight="bold" officeooo:rsid="00191707" officeooo:paragraph-rsid="00191707" style:font-style-asian="normal" style:font-weight-asian="bold" style:font-style-complex="normal" style:font-weight-complex="bold"/>
    </style:style>
    <style:style style:name="P8" style:family="paragraph" style:parent-style-name="Standard">
      <style:text-properties fo:font-style="normal" fo:font-weight="bold" officeooo:rsid="001b6c27" officeooo:paragraph-rsid="001b6c27" style:font-style-asian="normal" style:font-weight-asian="bold" style:font-style-complex="normal" style:font-weight-complex="bold"/>
    </style:style>
    <style:style style:name="P9" style:family="paragraph" style:parent-style-name="Standard">
      <style:text-properties fo:font-style="normal" fo:font-weight="bold" officeooo:rsid="001d285d" officeooo:paragraph-rsid="001d285d" style:font-style-asian="normal" style:font-weight-asian="bold" style:font-style-complex="normal" style:font-weight-complex="bold"/>
    </style:style>
    <style:style style:name="P10" style:family="paragraph" style:parent-style-name="Standard">
      <style:text-properties fo:font-style="normal" fo:font-weight="bold" officeooo:rsid="001ed7a2" officeooo:paragraph-rsid="001ed7a2" style:font-style-asian="normal" style:font-weight-asian="bold" style:font-style-complex="normal" style:font-weight-complex="bold"/>
    </style:style>
    <style:style style:name="P11" style:family="paragraph" style:parent-style-name="Standard">
      <style:text-properties fo:font-style="normal" fo:font-weight="bold" officeooo:rsid="002488a3" officeooo:paragraph-rsid="002488a3" style:font-style-asian="normal" style:font-weight-asian="bold" style:font-style-complex="normal" style:font-weight-complex="bold"/>
    </style:style>
    <style:style style:name="P12" style:family="paragraph" style:parent-style-name="Standard">
      <style:text-properties fo:font-style="normal" fo:font-weight="normal" officeooo:rsid="000eda8e" officeooo:paragraph-rsid="000eda8e" style:font-style-asian="normal" style:font-weight-asian="normal" style:font-style-complex="normal" style:font-weight-complex="normal"/>
    </style:style>
    <style:style style:name="P13" style:family="paragraph" style:parent-style-name="Standard" style:list-style-name="L1">
      <style:text-properties officeooo:rsid="000d573e" officeooo:paragraph-rsid="000d573e"/>
    </style:style>
    <style:style style:name="P14" style:family="paragraph" style:parent-style-name="Standard" style:list-style-name="L2">
      <style:text-properties fo:font-style="normal" fo:font-weight="normal" officeooo:rsid="000d573e" officeooo:paragraph-rsid="000d573e" style:font-style-asian="normal" style:font-weight-asian="normal" style:font-style-complex="normal" style:font-weight-complex="normal"/>
    </style:style>
    <style:style style:name="P15" style:family="paragraph" style:parent-style-name="Standard" style:list-style-name="L3">
      <style:text-properties fo:font-style="normal" fo:font-weight="normal" officeooo:rsid="000eda8e" officeooo:paragraph-rsid="000eda8e" style:font-style-asian="normal" style:font-weight-asian="normal" style:font-style-complex="normal" style:font-weight-complex="normal"/>
    </style:style>
    <style:style style:name="P16" style:family="paragraph" style:parent-style-name="Standard" style:list-style-name="L4">
      <style:text-properties fo:font-style="normal" fo:font-weight="normal" officeooo:rsid="00124212" officeooo:paragraph-rsid="00124212" style:font-style-asian="normal" style:font-weight-asian="normal" style:font-style-complex="normal" style:font-weight-complex="normal"/>
    </style:style>
    <style:style style:name="P17" style:family="paragraph" style:parent-style-name="Standard" style:list-style-name="L5">
      <style:text-properties fo:font-style="normal" fo:font-weight="normal" officeooo:rsid="0017380f" officeooo:paragraph-rsid="0017380f" style:font-style-asian="normal" style:font-weight-asian="normal" style:font-style-complex="normal" style:font-weight-complex="normal"/>
    </style:style>
    <style:style style:name="P18" style:family="paragraph" style:parent-style-name="Standard" style:list-style-name="L5">
      <style:text-properties fo:font-style="normal" fo:font-weight="normal" officeooo:rsid="00177ed5" officeooo:paragraph-rsid="00177ed5" style:font-style-asian="normal" style:font-weight-asian="normal" style:font-style-complex="normal" style:font-weight-complex="normal"/>
    </style:style>
    <style:style style:name="P19" style:family="paragraph" style:parent-style-name="Standard" style:list-style-name="L6">
      <style:text-properties fo:font-style="normal" fo:font-weight="normal" officeooo:rsid="00187e90" officeooo:paragraph-rsid="00187e90" style:font-style-asian="normal" style:font-weight-asian="normal" style:font-style-complex="normal" style:font-weight-complex="normal"/>
    </style:style>
    <style:style style:name="P20" style:family="paragraph" style:parent-style-name="Standard" style:list-style-name="L7">
      <style:text-properties fo:font-style="normal" fo:font-weight="normal" officeooo:rsid="00191707" officeooo:paragraph-rsid="00191707" style:font-style-asian="normal" style:font-weight-asian="normal" style:font-style-complex="normal" style:font-weight-complex="normal"/>
    </style:style>
    <style:style style:name="P21" style:family="paragraph" style:parent-style-name="Standard" style:list-style-name="L8">
      <style:text-properties fo:font-style="normal" fo:font-weight="normal" officeooo:rsid="001b6c27" officeooo:paragraph-rsid="001b6c27" style:font-style-asian="normal" style:font-weight-asian="normal" style:font-style-complex="normal" style:font-weight-complex="normal"/>
    </style:style>
    <style:style style:name="P22" style:family="paragraph" style:parent-style-name="Standard" style:list-style-name="L9">
      <style:text-properties fo:font-style="normal" fo:font-weight="normal" officeooo:rsid="001d285d" officeooo:paragraph-rsid="001d285d" style:font-style-asian="normal" style:font-weight-asian="normal" style:font-style-complex="normal" style:font-weight-complex="normal"/>
    </style:style>
    <style:style style:name="P23" style:family="paragraph" style:parent-style-name="Standard" style:list-style-name="L9">
      <style:text-properties fo:font-style="normal" fo:font-weight="normal" officeooo:rsid="001e9056" officeooo:paragraph-rsid="001e9056" style:font-style-asian="normal" style:font-weight-asian="normal" style:font-style-complex="normal" style:font-weight-complex="normal"/>
    </style:style>
    <style:style style:name="P24" style:family="paragraph" style:parent-style-name="Standard" style:list-style-name="L10">
      <style:text-properties fo:font-style="normal" fo:font-weight="normal" officeooo:rsid="00203dc4" officeooo:paragraph-rsid="00203dc4" style:font-style-asian="normal" style:font-weight-asian="normal" style:font-style-complex="normal" style:font-weight-complex="normal"/>
    </style:style>
    <style:style style:name="P25" style:family="paragraph" style:parent-style-name="Standard" style:list-style-name="L11">
      <style:text-properties fo:font-style="normal" fo:font-weight="normal" officeooo:rsid="002583f1" officeooo:paragraph-rsid="002583f1" style:font-style-asian="normal" style:font-weight-asian="normal" style:font-style-complex="normal" style:font-weight-complex="normal"/>
    </style:style>
    <style:style style:name="P26" style:family="paragraph" style:parent-style-name="Standard" style:list-style-name="L12">
      <style:text-properties fo:font-style="normal" fo:font-weight="normal" officeooo:rsid="0025fb95" officeooo:paragraph-rsid="0025fb95" style:font-style-asian="normal" style:font-weight-asian="normal" style:font-style-complex="normal" style:font-weight-complex="normal"/>
    </style:style>
    <style:style style:name="P27" style:family="paragraph" style:parent-style-name="Standard" style:list-style-name="L13">
      <style:text-properties fo:font-style="normal" fo:font-weight="normal" officeooo:rsid="002844d3" officeooo:paragraph-rsid="002844d3" style:font-style-asian="normal" style:font-weight-asian="normal" style:font-style-complex="normal" style:font-weight-complex="normal"/>
    </style:style>
    <style:style style:name="P28" style:family="paragraph" style:parent-style-name="Standard" style:list-style-name="L13">
      <style:text-properties fo:font-style="normal" fo:font-weight="normal" officeooo:rsid="00291666" officeooo:paragraph-rsid="00291666" style:font-style-asian="normal" style:font-weight-asian="normal" style:font-style-complex="normal" style:font-weight-complex="normal"/>
    </style:style>
    <style:style style:name="P29" style:family="paragraph" style:parent-style-name="Standard" style:list-style-name="L10">
      <style:text-properties fo:font-style="normal" fo:font-weight="bold" officeooo:rsid="00203dc4" officeooo:paragraph-rsid="00203dc4" style:font-style-asian="normal" style:font-weight-asian="bold" style:font-style-complex="normal" style:font-weight-complex="bold"/>
    </style:style>
    <style:style style:name="P30" style:family="paragraph" style:parent-style-name="Standard" style:list-style-name="L4">
      <style:text-properties fo:font-weight="bold" officeooo:rsid="00124212" officeooo:paragraph-rsid="00124212"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3dc1f" style:font-style-asian="normal" style:font-weight-asian="normal" style:font-style-complex="normal" style:font-weight-complex="normal"/>
    </style:style>
    <style:style style:name="T5" style:family="text">
      <style:text-properties fo:font-style="normal" fo:font-weight="normal" officeooo:rsid="001598c1"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12d70" style:font-weight-asian="normal" style:font-weight-complex="normal"/>
    </style:style>
    <style:style style:name="T8" style:family="text">
      <style:text-properties fo:font-weight="normal" officeooo:rsid="002305f3"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ociative memory models, Anders Lansner</text:p>
      <text:list xml:id="list9021242634206497027" text:style-name="L1">
        <text:list-item>
          <text:p text:style-name="P13">Modelling of memory function develops rapidly, </text:p>
        </text:list-item>
        <text:list-item>
          <text:p text:style-name="P13">Biophysically detailed models mimic basic qualitative functionality and quantitatively reproduce results seen <text:span text:style-name="T1">in vivo</text:span><text:span text:style-name="T2">. Attractor memory paradigm.</text:span></text:p>
        </text:list-item>
      </text:list>
      <text:p text:style-name="P3">The cell-type specific cortical microcircuit, Potjans &amp; Diesmann</text:p>
      <text:list xml:id="list330340024084929934" text:style-name="L2">
        <text:list-item>
          <text:p text:style-name="P14">Acivity features arise predominantly from network structure, not single cell properties.</text:p>
        </text:list-item>
        <text:list-item>
          <text:p text:style-name="P14">Balanced random network model, extended to multilayered model.</text:p>
        </text:list-item>
        <text:list-item>
          <text:p text:style-name="P14">Realistic cell-type specific spontaneous firing rates for stimulus-evoked activity.</text:p>
        </text:list-item>
      </text:list>
      <text:p text:style-name="P4">Neuronal Circuits of the Neocortex, Doublas &amp; Martin</text:p>
      <text:p text:style-name="P12"><text:s/>in all the neocortex, we have:</text:p>
      <text:list xml:id="list811456889828263610" text:style-name="L3">
        <text:list-item>
          <text:p text:style-name="P15">Same laminar and tangential organization of E-neurons.</text:p>
        </text:list-item>
        <text:list-item>
          <text:p text:style-name="P15">Similarly, inhibitory neurons show characteristic morphology and patterns of connections.</text:p>
        </text:list-item>
      </text:list>
      <text:p text:style-name="P2"><text:span text:style-name="T2">Mapping the matrix: The Ways of Neocortex</text:span><text:span text:style-name="T3">, <text:s/></text:span><text:span text:style-name="T2">Douglas &amp; Martin</text:span></text:p>
      <text:list xml:id="list5148239065918714823" text:style-name="L4">
        <text:list-item>
          <text:p text:style-name="P16">Not enough knowledge of the details of the cortical circuits or their function.</text:p>
        </text:list-item>
        <text:list-item>
          <text:p text:style-name="P16">“Just enough” - small number of thalamic synapses compared to excitatory synapses from intracortical sources, are enough for spread.</text:p>
        </text:list-item>
        <text:list-item>
          <text:p text:style-name="P30"><text:span text:style-name="T3">“Just in time” - </text:span><text:span text:style-name="T4">neurons are not waiting for a clock-tick, they are always ready to process. No need for a global clock to provide synchronous processing steps. </text:span><text:span text:style-name="T5">All that is required is that just enough signals rendezvous at a given location just-in-time to perform the transformation at that location, otherwise processing along that branch will die.</text:span></text:p>
        </text:list-item>
      </text:list>
      <text:p text:style-name="P5">Eigenvalue Spectra of Random Matrices for Neural Networks, Rajan &amp; Abbott</text:p>
      <text:list xml:id="list7357746767075323774" text:style-name="L5">
        <text:list-item>
          <text:p text:style-name="P17">Dynamics of neural networks is influenced strongly by the spectrum of eigenvalues of synaptic connectivity matrix.</text:p>
        </text:list-item>
        <text:list-item>
          <text:p text:style-name="P18">Modifying the mean strengths of E/I synapses has no effect on stability or small-fluctuation dynamics under balanced conditions. The key elements for the spontaneous dynamics are the widths of the distributions of E/I synaptic strengths.</text:p>
        </text:list-item>
        <text:list-item>
          <text:p text:style-name="P18">If the widths are different, fewer eigenvalues will appear at the edge of the eigenvalue circle, meaning that there will be fewer slowly oscillating and long-lasting modes.</text:p>
        </text:list-item>
      </text:list>
      <text:p text:style-name="P6">Spectral Characterization of Hierarchical Network Modularity and Limits of Modularity Detection, Sarkar</text:p>
      <text:list xml:id="list4420403376658475689" text:style-name="L6">
        <text:list-item>
          <text:p text:style-name="P19">Hierarchical Modularity can be fingerprinted using the spectrum of its largest eigenvalues and gaps between clusters of closely spaced eigenvalues that are well separated from the bulk distribution of eigenvalues around the origin. </text:p>
        </text:list-item>
        <text:list-item>
          <text:p text:style-name="P19">Limits of detection of modularity can be established by studying the mean values of the largest eigenvalues and the limits of the bulk distribution of eigenvalues for an ensemble of networks.</text:p>
        </text:list-item>
      </text:list>
      <text:p text:style-name="P7">A Statistical Analysis of Information-Processing Properties of Lamina-Specific Cortical Microcircuit Models, Haeusler &amp; Maass</text:p>
      <text:list xml:id="list6956223753032426495" text:style-name="L7">
        <text:list-item>
          <text:p text:style-name="P20">Connection percentages among layers</text:p>
        </text:list-item>
        <text:list-item>
          <text:p text:style-name="P20">Influence that the laminar structure has on the transmission and fusion of information within the dynamical system formed.</text:p>
        </text:list-item>
        <text:list-item>
          <text:p text:style-name="P20">Computational advantages of lamina-specific cortical microcircuit model.</text:p>
        </text:list-item>
      </text:list>
      <text:p text:style-name="P8">Physiology and Impact of Horizontal Connections in Rat Neocortex, Schnepel &amp; Kumar</text:p>
      <text:list xml:id="list829383294009011974" text:style-name="L8">
        <text:list-item>
          <text:p text:style-name="P21">Importance of horizontal projections (from spatio-temporal information processing over surround suppression to sensorimotor interactions).</text:p>
        </text:list-item>
        <text:list-item>
          <text:p text:style-name="P21">L5B pyramidal neurons in rat somatosensory cortex. Projections up to a lateral distance of 2 mm. This supports the idea that <text:span text:style-name="T1">the majority is located outside the local volume</text:span>.</text:p>
        </text:list-item>
      </text:list>
      <text:p text:style-name="P9">Challenges of understanding brain function by selective modulation of neuronal subpopulations, <text:soft-page-break/>Kumar, Vlachos, Aertsen, Boucsein</text:p>
      <text:list xml:id="list2840994614881780428" text:style-name="L9">
        <text:list-item>
          <text:p text:style-name="P22">Limits of selective modulation. </text:p>
        </text:list-item>
        <text:list-item>
          <text:p text:style-name="P22">Embededness, Controllability</text:p>
        </text:list-item>
        <text:list-item>
          <text:p text:style-name="P23">Need of simultaneous control of the activity of several populations can lead to severe combinatorial explosion.</text:p>
        </text:list-item>
        <text:list-item>
          <text:p text:style-name="P23">Using gene expression, firing patterns, morphological or spatial location criteria alone to define functional groups of neurons is highly ambiguous.</text:p>
        </text:list-item>
      </text:list>
      <text:p text:style-name="P10">Beyond the cortical column: abundance and physiology of horizontal connections imply a strong role for inputs from the surround,<text:span text:style-name="T6"> </text:span>Boucsein, Nawrot, Schnepel, Aertsen</text:p>
      <text:list xml:id="list6830842400899428788" text:style-name="L10">
        <text:list-item>
          <text:p text:style-name="P24">A substantial fraction of synapses onto neocortical pyramidal neurons stems from cells outside the local volume.</text:p>
        </text:list-item>
        <text:list-item>
          <text:p text:style-name="P29"><text:span text:style-name="T6">Connection probability </text:span><text:span text:style-name="T7">decreases</text:span><text:span text:style-name="T6"> with lateral distance increase, </text:span><text:span text:style-name="T7">yet</text:span><text:span text:style-name="T6"> horizontal projections seem to constitute a considerable fraction, if not the majority, of inputs from within the cortical network. </text:span><text:span text:style-name="T8">Probability decreases, Number of connections increases.</text:span></text:p>
        </text:list-item>
      </text:list>
      <text:p text:style-name="P11">The cortical column: a structure without a function , Horton &amp; Adams</text:p>
      <text:list xml:id="list1808383354010872820" text:style-name="L11">
        <text:list-item>
          <text:p text:style-name="P25">Noone has demonstrated a repeating, canonical cellular circuit within the cerebral cortex (Nelson 2002, Douglas &amp; Martin 2004) that has one-to-one relationship with the minicolumn.</text:p>
        </text:list-item>
        <text:list-item>
          <text:p text:style-name="P25">Hubel &amp; Wiesel 1974a, p289 ' either one must broaden the definition of the column or decide that the system is not strictly columnar.</text:p>
        </text:list-item>
        <text:list-item>
          <text:p text:style-name="P25">Cells with common receptive fields are clustered together. Cellular connections within and between areas are usually periodic.</text:p>
        </text:list-item>
        <text:list-item>
          <text:p text:style-name="P25">(Columns are not important feature, <text:s/>Swindale 1990; Purves et al 1992)</text:p>
        </text:list-item>
        <text:list-item>
          <text:p text:style-name="P25">Gould 1997 talks about 'spandrels'</text:p>
        </text:list-item>
      </text:list>
      <text:p text:style-name="P11">Whose cortical column would that be?, da Costa, Martin</text:p>
      <text:list xml:id="list7731484755702819239" text:style-name="L12">
        <text:list-item>
          <text:p text:style-name="P26">Instead of columns, swirling slabs (Hubel and Wiesel)</text:p>
        </text:list-item>
        <text:list-item>
          <text:p text:style-name="P26">Binzegger et al 2007, cluster of boutons extend beyond several minicolumns. Not spatially restricted to the diameter of the dendritic arbor of the minicolumn.</text:p>
        </text:list-item>
      </text:list>
      <text:p text:style-name="P11">Correlated Connectivity and the Distribution of Firing Rates in the Neocortex, Koulakov</text:p>
      <text:list xml:id="list6740117142284721872" text:style-name="L13">
        <text:list-item>
          <text:p text:style-name="P27">Lognormal distribution for Firing rates and nonzero synaptic strengths between nearby cortical neurons. Activity of Auditory cortex is sparse.</text:p>
        </text:list-item>
        <text:list-item>
          <text:p text:style-name="P28">They get lognormal distributions for firing rates and synaptic weights, with input correlations (rows of postsynaptic) but not with output correlations (columns of presynapt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4:13:59.038742965</meta:creation-date>
    <dc:date>2015-03-06T09:58:20.470891468</dc:date>
    <meta:editing-duration>PT2H7M25S</meta:editing-duration>
    <meta:editing-cycles>18</meta:editing-cycles>
    <meta:generator>LibreOffice/4.2.7.2$Linux_X86_64 LibreOffice_project/420m0$Build-2</meta:generator>
    <meta:document-statistic meta:table-count="0" meta:image-count="0" meta:object-count="0" meta:page-count="2" meta:paragraph-count="49" meta:word-count="811" meta:character-count="5542" meta:non-whitespace-character-count="4809"/>
  </office:meta>
</office:document-meta>
</file>